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paragraph-rsid="001f7677"/>
    </style:style>
    <style:style style:name="P2" style:family="paragraph" style:parent-style-name="Horizontal_20_Line">
      <style:text-properties style:font-name="DejaVu Sans"/>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1"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3"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6" style:family="paragraph" style:parent-style-name="Standard" style:list-style-name="L1">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7"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8" style:family="paragraph" style:parent-style-name="Standard" style:list-style-name="L1">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19" style:family="paragraph" style:parent-style-name="Standard" style:list-style-name="">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20"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1"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2" style:family="paragraph" style:parent-style-name="Standard" style:list-style-name="">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3"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4" style:family="paragraph" style:parent-style-name="Standard" style:list-style-name="L1">
      <style:text-properties style:font-name="DejaVu Sans" fo:font-size="18pt" officeooo:rsid="0023f305" officeooo:paragraph-rsid="0023f305" style:font-size-asian="18pt" style:font-size-complex="18pt"/>
    </style:style>
    <style:style style:name="P25" style:family="paragraph" style:parent-style-name="Standard" style:list-style-name="L1">
      <style:text-properties style:font-name="DejaVu Sans" fo:font-size="18pt" officeooo:rsid="00224c26" officeooo:paragraph-rsid="00224c26" style:font-size-asian="18pt" style:font-size-complex="18pt"/>
    </style:style>
    <style:style style:name="P26" style:family="paragraph" style:parent-style-name="Standard" style:list-style-name="L1">
      <style:text-properties style:font-name="DejaVu Sans" fo:font-size="18pt" officeooo:paragraph-rsid="0022d507" style:font-size-asian="18pt" style:font-size-complex="18pt"/>
    </style:style>
    <style:style style:name="P27" style:family="paragraph" style:parent-style-name="Standard" style:list-style-name="L1">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28" style:family="paragraph" style:parent-style-name="Standard" style:list-style-name="">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29" style:family="paragraph" style:parent-style-name="Standard" style:list-style-name="L1">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0" style:family="paragraph" style:parent-style-name="Standard" style:list-style-name="">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1" style:family="paragraph" style:parent-style-name="Standard" style:list-style-name="L1">
      <style:text-properties style:font-name="DejaVu Sans" officeooo:rsid="002598ed" officeooo:paragraph-rsid="002598ed"/>
    </style:style>
    <style:style style:name="P32" style:family="paragraph" style:parent-style-name="Standard" style:list-style-name="L1">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33" style:family="paragraph" style:parent-style-name="Standard">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34"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35"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36" style:family="paragraph" style:parent-style-name="Standard" style:list-style-name="L1">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37" style:family="paragraph" style:parent-style-name="Standard" style:list-style-name="L1">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38" style:family="paragraph" style:parent-style-name="Standard" style:list-style-name="L1">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39" style:family="paragraph" style:parent-style-name="Standard" style:list-style-name="L1">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40" style:family="paragraph" style:parent-style-name="Standard" style:list-style-name="L1">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41" style:family="paragraph" style:parent-style-name="Standard" style:list-style-name="L1">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42" style:family="paragraph" style:parent-style-name="Standard" style:list-style-name="L1">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43" style:family="paragraph" style:parent-style-name="Standard">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44" style:family="paragraph" style:parent-style-name="Standard" style:list-style-name="L1">
      <style:text-properties style:font-name="DejaVu Sans" fo:font-size="10pt" officeooo:rsid="003e9362" officeooo:paragraph-rsid="003e9362" style:font-size-asian="10pt" style:font-size-complex="10pt"/>
    </style:style>
    <style:style style:name="P45" style:family="paragraph" style:parent-style-name="Standard" style:list-style-name="L1">
      <style:text-properties style:font-name="DejaVu Sans" fo:font-size="10pt" officeooo:paragraph-rsid="00518dbe" style:font-size-asian="10pt" style:font-size-complex="10pt"/>
    </style:style>
    <style:style style:name="P46" style:family="paragraph" style:parent-style-name="Standard" style:list-style-name="L1">
      <style:text-properties style:font-name="DejaVu Sans" officeooo:paragraph-rsid="00267dbd"/>
    </style:style>
    <style:style style:name="P47" style:family="paragraph" style:parent-style-name="Standard" style:list-style-name="L1">
      <style:text-properties style:font-name="DejaVu Sans" officeooo:paragraph-rsid="0031d2aa"/>
    </style:style>
    <style:style style:name="P48" style:family="paragraph" style:parent-style-name="Standard" style:list-style-name="L1">
      <style:text-properties style:font-name="DejaVu Sans" officeooo:paragraph-rsid="0033ce8b"/>
    </style:style>
    <style:style style:name="P49" style:family="paragraph" style:parent-style-name="Standard" style:list-style-name="L1">
      <style:text-properties style:font-name="DejaVu Sans" officeooo:paragraph-rsid="00369ff6"/>
    </style:style>
    <style:style style:name="P50" style:family="paragraph" style:parent-style-name="Standard" style:list-style-name="L1">
      <style:text-properties style:font-name="DejaVu Sans" officeooo:paragraph-rsid="004fb407"/>
    </style:style>
    <style:style style:name="P51" style:family="paragraph" style:parent-style-name="Standard" style:list-style-name="L1">
      <style:text-properties style:font-name="DejaVu Sans" officeooo:paragraph-rsid="00510be1"/>
    </style:style>
    <style:style style:name="P52" style:family="paragraph" style:parent-style-name="Standard" style:list-style-name="L1">
      <style:text-properties style:font-name="DejaVu Sans" officeooo:paragraph-rsid="00518dbe"/>
    </style:style>
    <style:style style:name="P53" style:family="paragraph" style:parent-style-name="Standard">
      <style:text-properties style:font-name="DejaVu Sans" officeooo:paragraph-rsid="004767a6"/>
    </style:style>
    <style:style style:name="P54" style:family="paragraph" style:parent-style-name="Standard" style:list-style-name="L1">
      <style:text-properties style:font-name="DejaVu Sans" officeooo:rsid="004c2ddb" officeooo:paragraph-rsid="004c2ddb"/>
    </style:style>
    <style:style style:name="P55" style:family="paragraph" style:parent-style-name="Standard" style:list-style-name="L1">
      <style:text-properties style:font-name="DejaVu Sans" officeooo:rsid="004fb407" officeooo:paragraph-rsid="004fb407"/>
    </style:style>
    <style:style style:name="P56" style:family="paragraph" style:parent-style-name="Standard">
      <style:text-properties style:font-name="DejaVu Sans" officeooo:rsid="004fb407" officeooo:paragraph-rsid="004fb407"/>
    </style:style>
    <style:style style:name="P57" style:family="paragraph" style:parent-style-name="Standard">
      <style:text-properties style:font-name="DejaVu Sans" officeooo:paragraph-rsid="00510be1"/>
    </style:style>
    <style:style style:name="P58" style:family="paragraph" style:parent-style-name="Standard" style:list-style-name="L1">
      <style:text-properties style:font-name="DejaVu Sans" officeooo:rsid="00518dbe" officeooo:paragraph-rsid="00518dbe"/>
    </style:style>
    <style:style style:name="P59" style:family="paragraph" style:parent-style-name="Standard" style:list-style-name="L1">
      <style:paragraph-properties fo:break-before="page"/>
      <style:text-properties style:font-name="DejaVu Sans" fo:font-size="18pt" fo:font-style="normal" style:text-underline-style="none" officeooo:rsid="00224c26" officeooo:paragraph-rsid="00224c26" style:font-size-asian="18pt" style:font-style-asian="normal" style:font-size-complex="18pt" style:font-style-complex="normal"/>
    </style:style>
    <style:style style:name="P60" style:family="paragraph" style:parent-style-name="Standard" style:list-style-name="L1">
      <style:paragraph-properties fo:break-before="page"/>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61" style:family="paragraph" style:parent-style-name="Standard" style:list-style-name="L1">
      <style:paragraph-properties fo:break-before="page"/>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62" style:family="paragraph" style:parent-style-name="Standard" style:list-style-name="L1">
      <style:paragraph-properties fo:break-before="page"/>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222423" style:font-style-asian="normal" style:font-style-complex="normal"/>
    </style:style>
    <style:style style:name="T6" style:family="text">
      <style:text-properties fo:font-style="normal" style:text-underline-style="none" officeooo:rsid="0022d507" style:font-style-asian="normal" style:font-style-complex="normal"/>
    </style:style>
    <style:style style:name="T7" style:family="text">
      <style:text-properties fo:font-style="normal" style:text-underline-style="none" officeooo:rsid="002f509e" style:font-style-asian="normal" style:font-style-complex="normal"/>
    </style:style>
    <style:style style:name="T8" style:family="text">
      <style:text-properties fo:font-style="normal" style:text-underline-style="none" officeooo:rsid="003e9362" style:font-style-asian="normal" style:font-style-complex="normal"/>
    </style:style>
    <style:style style:name="T9" style:family="text">
      <style:text-properties fo:font-style="normal" style:text-underline-style="none" officeooo:rsid="0045589d" style:font-style-asian="normal" style:font-style-complex="normal"/>
    </style:style>
    <style:style style:name="T10" style:family="text">
      <style:text-properties fo:font-style="normal" style:text-underline-style="none" officeooo:rsid="00518dbe" style:font-style-asian="normal" style:font-style-complex="normal"/>
    </style:style>
    <style:style style:name="T11" style:family="text">
      <style:text-properties fo:font-size="12pt" fo:font-style="normal" style:text-underline-style="none" style:font-size-asian="12pt" style:font-style-asian="normal" style:font-size-complex="12pt" style:font-style-complex="normal"/>
    </style:style>
    <style:style style:name="T12" style:family="text">
      <style:text-properties fo:font-size="12pt" fo:font-style="normal" style:text-underline-style="none" officeooo:rsid="0020f7cd" style:font-size-asian="12pt" style:font-style-asian="normal" style:font-size-complex="12pt" style:font-style-complex="normal"/>
    </style:style>
    <style:style style:name="T13" style:family="text">
      <style:text-properties fo:font-size="12pt" fo:font-style="normal" style:text-underline-style="none" officeooo:rsid="00222423" style:font-size-asian="12pt" style:font-style-asian="normal" style:font-size-complex="12pt" style:font-style-complex="normal"/>
    </style:style>
    <style:style style:name="T14" style:family="text">
      <style:text-properties fo:font-size="12pt" fo:font-style="normal" style:text-underline-style="none" officeooo:rsid="00267dbd" style:font-size-asian="12pt" style:font-style-asian="normal" style:font-size-complex="12pt" style:font-style-complex="normal"/>
    </style:style>
    <style:style style:name="T15" style:family="text">
      <style:text-properties fo:font-size="12pt" fo:font-style="normal" style:text-underline-style="none" officeooo:rsid="00278c00" style:font-size-asian="12pt" style:font-style-asian="normal" style:font-size-complex="12pt" style:font-style-complex="normal"/>
    </style:style>
    <style:style style:name="T16" style:family="text">
      <style:text-properties fo:font-size="12pt" fo:font-style="normal" style:text-underline-style="none" officeooo:rsid="0031282a" style:font-size-asian="12pt" style:font-style-asian="normal" style:font-size-complex="12pt" style:font-style-complex="normal"/>
    </style:style>
    <style:style style:name="T17" style:family="text">
      <style:text-properties fo:font-size="12pt" fo:font-style="normal" style:text-underline-style="none" officeooo:rsid="0031d2aa" style:font-size-asian="12pt" style:font-style-asian="normal" style:font-size-complex="12pt" style:font-style-complex="normal"/>
    </style:style>
    <style:style style:name="T18" style:family="text">
      <style:text-properties fo:font-size="12pt" fo:font-style="normal" style:text-underline-style="none" officeooo:rsid="0034bc00" style:font-size-asian="12pt" style:font-style-asian="normal" style:font-size-complex="12pt" style:font-style-complex="normal"/>
    </style:style>
    <style:style style:name="T19" style:family="text">
      <style:text-properties fo:font-size="12pt" fo:font-style="normal" style:text-underline-style="none" officeooo:rsid="003539f7" style:font-size-asian="12pt" style:font-style-asian="normal" style:font-size-complex="12pt" style:font-style-complex="normal"/>
    </style:style>
    <style:style style:name="T20" style:family="text">
      <style:text-properties fo:font-size="12pt" fo:font-style="normal" style:text-underline-style="none" officeooo:rsid="0045589d" style:font-size-asian="12pt" style:font-style-asian="normal" style:font-size-complex="12pt" style:font-style-complex="normal"/>
    </style:style>
    <style:style style:name="T21" style:family="text">
      <style:text-properties fo:font-size="12pt" fo:font-style="normal" style:text-underline-style="none" officeooo:rsid="0033ce8b" style:font-size-asian="12pt" style:font-style-asian="normal" style:font-size-complex="12pt" style:font-style-complex="normal"/>
    </style:style>
    <style:style style:name="T22" style:family="text">
      <style:text-properties fo:font-size="12pt" fo:font-style="normal" style:text-underline-style="none" officeooo:rsid="00369ff6" style:font-size-asian="12pt" style:font-style-asian="normal" style:font-size-complex="12pt" style:font-style-complex="normal"/>
    </style:style>
    <style:style style:name="T23" style:family="text">
      <style:text-properties fo:font-size="12pt" fo:font-style="normal" style:text-underline-style="none" officeooo:rsid="00498c0e" style:font-size-asian="12pt" style:font-style-asian="normal" style:font-size-complex="12pt" style:font-style-complex="normal"/>
    </style:style>
    <style:style style:name="T24" style:family="text">
      <style:text-properties fo:font-size="12pt" fo:font-style="normal" style:text-underline-style="none" officeooo:rsid="004b70b5" style:font-size-asian="12pt" style:font-style-asian="normal" style:font-size-complex="12pt" style:font-style-complex="normal"/>
    </style:style>
    <style:style style:name="T25" style:family="text">
      <style:text-properties fo:font-size="12pt" fo:font-style="normal" style:text-underline-style="none" officeooo:rsid="004d9523" style:font-size-asian="12pt" style:font-style-asian="normal" style:font-size-complex="12pt" style:font-style-complex="normal"/>
    </style:style>
    <style:style style:name="T26" style:family="text">
      <style:text-properties fo:font-size="12pt" fo:font-style="normal" style:text-underline-style="none" officeooo:rsid="004fb407" style:font-size-asian="12pt" style:font-style-asian="normal" style:font-size-complex="12pt" style:font-style-complex="normal"/>
    </style:style>
    <style:style style:name="T27" style:family="text">
      <style:text-properties fo:font-size="12pt" fo:font-style="normal" style:text-underline-style="none" officeooo:rsid="00510be1" style:font-size-asian="12pt" style:font-style-asian="normal" style:font-size-complex="12pt" style:font-style-complex="normal"/>
    </style:style>
    <style:style style:name="T28" style:family="text">
      <style:text-properties fo:font-size="12pt" fo:font-style="normal" style:text-underline-style="none" officeooo:rsid="00518dbe" style:font-size-asian="12pt" style:font-style-asian="normal" style:font-size-complex="12pt" style:font-style-complex="normal"/>
    </style:style>
    <style:style style:name="T29" style:family="text">
      <style:text-properties fo:font-size="12pt" fo:font-style="italic" style:text-underline-style="none" style:font-size-asian="12pt" style:font-style-asian="italic" style:font-size-complex="12pt" style:font-style-complex="italic"/>
    </style:style>
    <style:style style:name="T30" style:family="text">
      <style:text-properties fo:font-size="12pt" fo:font-style="italic" style:text-underline-style="none" officeooo:rsid="0020f7cd" style:font-size-asian="12pt" style:font-style-asian="italic" style:font-size-complex="12pt" style:font-style-complex="italic"/>
    </style:style>
    <style:style style:name="T31" style:family="text">
      <style:text-properties fo:font-size="12pt" fo:font-style="italic" style:text-underline-style="none" officeooo:rsid="00267dbd" style:font-size-asian="12pt" style:font-style-asian="italic" style:font-size-complex="12pt" style:font-style-complex="italic"/>
    </style:style>
    <style:style style:name="T32" style:family="text">
      <style:text-properties fo:font-size="12pt" fo:font-style="italic" style:text-underline-style="none" officeooo:rsid="0031d2aa" style:font-size-asian="12pt" style:font-style-asian="italic" style:font-size-complex="12pt" style:font-style-complex="italic"/>
    </style:style>
    <style:style style:name="T33" style:family="text">
      <style:text-properties fo:font-style="italic" style:font-style-asian="italic" style:font-style-complex="italic"/>
    </style:style>
    <style:style style:name="T34" style:family="text">
      <style:text-properties fo:font-style="italic" style:text-underline-style="none" style:font-style-asian="italic" style:font-style-complex="italic"/>
    </style:style>
    <style:style style:name="T35" style:family="text">
      <style:text-properties officeooo:rsid="00298b8a"/>
    </style:style>
    <style:style style:name="T36" style:family="text">
      <style:text-properties officeooo:rsid="003e9362"/>
    </style:style>
    <style:style style:name="T37" style:family="text">
      <style:text-properties officeooo:rsid="003ed6be"/>
    </style:style>
    <style:style style:name="T38" style:family="text">
      <style:text-properties officeooo:rsid="004088c9"/>
    </style:style>
    <style:style style:name="T39" style:family="text">
      <style:text-properties style:font-name="DejaVu Sans" fo:font-size="12pt" fo:font-style="normal" style:text-underline-style="none" officeooo:rsid="00518dbe" style:font-size-asian="12pt" style:font-style-asian="normal" style:font-size-complex="12pt" style:font-style-complex="normal"/>
    </style:style>
    <style:style style:name="T40" style:family="text">
      <style:text-properties officeooo:rsid="004e7e66"/>
    </style:style>
    <style:style style:name="T41" style:family="text">
      <style:text-properties officeooo:rsid="00518dbe"/>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3">:</text:span></text:p>
      <text:p text:style-name="P4">Startup and Basic Operation</text:p>
      <text:p text:style-name="P2"/>
      <text:p text:style-name="P4"/>
      <text:p text:style-name="P5"><text:span text:style-name="T12">Th</text:span><text:span text:style-name="T16">e synth-duo branch</text:span><text:span text:style-name="T12"> of </text:span><text:span text:style-name="T30">OUTPUT</text:span><text:span text:style-name="T12"> is designed for two networked performers on separate computers. Audio for both performers is synthesized in parallel in both the </text:span><text:span text:style-name="T30">master</text:span><text:span text:style-name="T12"> and </text:span><text:span text:style-name="T30">client</text:span><text:span text:style-name="T12"> patches, and control data is transmitted between performers using TCP on port 57120. If the performers are on separate networks, the </text:span><text:span text:style-name="T30">master</text:span><text:span text:style-name="T12"> performer will need to create a port rule on their router to allow the </text:span><text:span text:style-name="T30">client</text:span><text:span text:style-name="T12"> connection request.</text:span></text:p>
      <text:p text:style-name="P6"/>
      <text:p text:style-name="P53"><text:span text:style-name="T12">T</text:span><text:span text:style-name="T13">he following guide is minimal, but provides enough information to get started with creating music, recording automation data, saving presets, and saving complex scenes.</text:span></text:p>
      <text:p text:style-name="P7"/>
      <text:list xml:id="list2950600373" text:style-name="L1">
        <text:list-item>
          <text:p text:style-name="P24"><text:span text:style-name="T5">P</text:span><text:span text:style-name="T4">ure Data Installation and Dependencies</text:span></text:p>
          <text:list>
            <text:list-item>
              <text:p text:style-name="P31"><text:span text:style-name="T29">OUTPUT</text:span><text:span text:style-name="T11"> requires Pure Data version 0.50-0 or greater</text:span></text:p>
            </text:list-item>
            <text:list-item>
              <text:p text:style-name="P31"><text:span text:style-name="T29">OUTPUT</text:span><text:span text:style-name="T11"> also requires the following externals, which you can install via the Help/Find externals menu option</text:span></text:p>
              <text:list>
                <text:list-item>
                  <text:p text:style-name="P32">hcs</text:p>
                </text:list-item>
                <text:list-item>
                  <text:p text:style-name="P32">motex</text:p>
                </text:list-item>
                <text:list-item>
                  <text:p text:style-name="P32">ofelia</text:p>
                </text:list-item>
                <text:list-item>
                  <text:p text:style-name="P32">tof</text:p>
                </text:list-item>
                <text:list-item>
                  <text:p text:style-name="P32">zexy</text:p>
                </text:list-item>
              </text:list>
            </text:list-item>
          </text:list>
        </text:list-item>
      </text:list>
      <text:p text:style-name="P33"/>
      <text:list xml:id="list173905084664912" text:continue-numbering="true" text:style-name="L1">
        <text:list-item>
          <text:p text:style-name="P25"><text:span text:style-name="T5">S</text:span><text:span text:style-name="T4">tartup</text:span></text:p>
          <text:list>
            <text:list-item>
              <text:p text:style-name="P46"><text:span text:style-name="T14">O</text:span><text:span text:style-name="T15">ne</text:span><text:span text:style-name="T14"> performer s</text:span><text:span text:style-name="T15">hould</text:span><text:span text:style-name="T14"> be </text:span><text:span text:style-name="T15">designated</text:span><text:span text:style-name="T14"> the </text:span><text:span text:style-name="T31">master</text:span><text:span text:style-name="T14"> and t</text:span><text:span text:style-name="T15">he other </text:span><text:span text:style-name="T31">client</text:span></text:p>
            </text:list-item>
            <text:list-item>
              <text:p text:style-name="P8">Each performer should open the OUTPUT-master.pd or OUTPUT-client.pd correspondingly</text:p>
            </text:list-item>
          </text:list>
        </text:list-item>
      </text:list>
      <text:p text:style-name="P9"/>
      <text:list xml:id="list173904291213487" text:continue-numbering="true" text:style-name="L1">
        <text:list-item>
          <text:p text:style-name="P27">MIDI Control</text:p>
          <text:list>
            <text:list-item>
              <text:p text:style-name="P10"><text:span text:style-name="T33">OUTPUT</text:span> has extensive MIDI mappings to control its GUI</text:p>
              <text:list>
                <text:list-item>
                  <text:p text:style-name="P10">See doc/MIDI-mapping.ods for a detailed breakdown <text:span text:style-name="T35">of each MIDI CC index</text:span>, and assign faders and knobs on your MIDI controller(s) accordingly</text:p>
                </text:list-item>
                <text:list-item>
                  <text:p text:style-name="P10">If you own both the Korg nanoKONTROL2 and nanoKONTROL Studio controllers, you can load the following mapping preset files to use a pre-designed layout</text:p>
                  <text:list>
                    <text:list-item>
                      <text:p text:style-name="P34">doc/OUTPUT-settings.nktrl2_data</text:p>
                    </text:list-item>
                    <text:list-item>
                      <text:p text:style-name="P34">doc/OUTPUT-settings.nktrl_st_set</text:p>
                    </text:list-item>
                  </text:list>
                </text:list-item>
              </text:list>
            </text:list-item>
          </text:list>
        </text:list-item>
      </text:list>
      <text:p text:style-name="P35"/>
      <text:p text:style-name="P28"/>
      <text:list xml:id="list173904676284023" text:continue-numbering="true" text:style-name="L1">
        <text:list-item>
          <text:p text:style-name="P59">Computer Keyboard Control</text:p>
          <text:list>
            <text:list-item>
              <text:p text:style-name="P11"><text:span text:style-name="T33">OUTPUT</text:span> also has extensive computer keyboard mappings available as optional methods to control various GUI elements</text:p>
              <text:list>
                <text:list-item>
                  <text:p text:style-name="P11">See doc/computer-keyboard-mapping.ods for a detailed breakdown of each key</text:p>
                </text:list-item>
              </text:list>
            </text:list-item>
            <text:list-item>
              <text:p text:style-name="P11">Computer keyboard mapping is disabled by default, to activate it, activate the toggle box labeled “k” in the lower section of the main patch window </text:p>
            </text:list-item>
          </text:list>
        </text:list-item>
      </text:list>
      <text:p text:style-name="P12"/>
      <text:list xml:id="list173905164941449" text:continue-numbering="true" text:style-name="L1">
        <text:list-item>
          <text:p text:style-name="P26"><text:span text:style-name="T6">S</text:span><text:span text:style-name="T7">ignal</text:span><text:span text:style-name="T6"> Plots</text:span></text:p>
          <text:list>
            <text:list-item>
              <text:p text:style-name="P13"><text:span text:style-name="T33">OUTPUT</text:span> provides a basic waveform plot of each performer’s signals</text:p>
              <text:list>
                <text:list-item>
                  <text:p text:style-name="P13">Click the “visuals” button in the lower section of the main patch window to show these plots</text:p>
                </text:list-item>
              </text:list>
            </text:list-item>
          </text:list>
        </text:list-item>
      </text:list>
      <text:p text:style-name="P15"/>
      <text:list xml:id="list173905119488667" text:continue-numbering="true" text:style-name="L1">
        <text:list-item>
          <text:p text:style-name="P29">Remote Connection</text:p>
          <text:list>
            <text:list-item>
              <text:p text:style-name="P13">An <text:span text:style-name="T33">OUTPUT</text:span> session requires a network connection between the <text:span text:style-name="T33">client</text:span> and <text:span text:style-name="T33">master</text:span></text:p>
            </text:list-item>
            <text:list-item>
              <text:p text:style-name="P13">The <text:span text:style-name="T33">client</text:span> can connect to the <text:span text:style-name="T33">master</text:span> by entering the <text:span text:style-name="T33">master</text:span>’s public IP address in the red panel at the bottom of the OUTPUT-client.pd patch window.</text:p>
              <text:list>
                <text:list-item>
                  <text:p text:style-name="P13">To enter an IP, you must click on the IP field, type the IP, then hit enter</text:p>
                </text:list-item>
                <text:list-item>
                  <text:p text:style-name="P13">To make the connection, click the “connect” toggle</text:p>
                </text:list-item>
                <text:list-item>
                  <text:p text:style-name="P13">If connection is successful, the red panel will turn green</text:p>
                </text:list-item>
              </text:list>
            </text:list-item>
          </text:list>
        </text:list-item>
      </text:list>
      <text:p text:style-name="P14"/>
      <text:list xml:id="list173905165200748" text:continue-numbering="true" text:style-name="L1">
        <text:list-item>
          <text:p text:style-name="P26"><text:span text:style-name="T6">A</text:span><text:span text:style-name="T9">lgorithm</text:span><text:span text:style-name="T6"> Players</text:span></text:p>
          <text:list>
            <text:list-item>
              <text:p text:style-name="P47"><text:span text:style-name="T17">Each </text:span><text:span text:style-name="T32">OUTPUT</text:span><text:span text:style-name="T17"> performer </text:span><text:span text:style-name="T18">has access to</text:span><text:span text:style-name="T17"> two bytebeat algorithm players f</text:span><text:span text:style-name="T19">or</text:span><text:span text:style-name="T17"> generat</text:span><text:span text:style-name="T19">ing</text:span><text:span text:style-name="T17"> audio</text:span></text:p>
            </text:list-item>
            <text:list-item>
              <text:p text:style-name="P47"><text:span text:style-name="T17">For both the </text:span><text:span text:style-name="T32">master</text:span><text:span text:style-name="T17"> and </text:span><text:span text:style-name="T32">client</text:span><text:span text:style-name="T17"> performer, the two algorithm players w</text:span><text:span text:style-name="T20">ill be</text:span><text:span text:style-name="T17"> referred to </text:span><text:span text:style-name="T23">below </text:span><text:span text:style-name="T17">as A and B</text:span></text:p>
            </text:list-item>
            <text:list-item>
              <text:p text:style-name="P48"><text:span text:style-name="T21">Each </text:span><text:span text:style-name="T22">algorithm </text:span><text:span text:style-name="T21">player has d</text:span><text:span text:style-name="T20">ozens of</text:span><text:span text:style-name="T21"> </text:span><text:span text:style-name="T24">GUI </text:span><text:span text:style-name="T21">controls </text:span><text:span text:style-name="T20">shown </text:span><text:span text:style-name="T21">in the main patch window</text:span></text:p>
              <text:list>
                <text:list-item>
                  <text:p text:style-name="P54"><text:span text:style-name="T21">T</text:span><text:span text:style-name="T11">he upper control panel row is for player A</text:span></text:p>
                </text:list-item>
                <text:list-item>
                  <text:p text:style-name="P54"><text:span text:style-name="T11">The lower control panel row is for player B</text:span></text:p>
                </text:list-item>
              </text:list>
            </text:list-item>
            <text:list-item>
              <text:p text:style-name="P49"><text:span text:style-name="T22">Performers can toggle a</text:span><text:span text:style-name="T25">ctive MIDI control of</text:span><text:span text:style-name="T22"> their A or B algorithm player using assigned MIDI controls or the computer keyboard’s space bar</text:span></text:p>
              <text:list>
                <text:list-item>
                  <text:p text:style-name="P16">The <text:span text:style-name="T40">currently </text:span>active algorithm player’s control panel will be highlighted with a pink panel</text:p>
                </text:list-item>
                <text:list-item>
                  <text:p text:style-name="P16">When a given algorithm player is active, MIDI controls and the computer keyboard affect the parameters of that player only</text:p>
                </text:list-item>
              </text:list>
            </text:list-item>
          </text:list>
        </text:list-item>
      </text:list>
      <text:p text:style-name="P17"/>
      <text:p text:style-name="P30"/>
      <text:list xml:id="list173903905573592" text:continue-numbering="true" text:style-name="L1">
        <text:list-item>
          <text:p text:style-name="P60">Player Parameters</text:p>
          <text:list>
            <text:list-item>
              <text:p text:style-name="P18">The primary algorithm player GUI elements in the control panel affect many different parameters</text:p>
              <text:list>
                <text:list-item>
                  <text:p text:style-name="P18">Gain</text:p>
                </text:list-item>
                <text:list-item>
                  <text:p text:style-name="P18">Muting</text:p>
                </text:list-item>
                <text:list-item>
                  <text:p text:style-name="P18">Algorithm choice</text:p>
                  <text:list>
                    <text:list-item>
                      <text:p text:style-name="P36">OUTPUT includes 123 bytebeat algorithms, which can be selected with the algo-select number box via indices 0-122</text:p>
                    </text:list-item>
                    <text:list-item>
                      <text:p text:style-name="P36">These algorithms are stored in doc/outputAlgorithms.txt, and users are free to edit, add, or remove the contents</text:p>
                      <text:list>
                        <text:list-item>
                          <text:p text:style-name="P36">For consistent results on both the <text:span text:style-name="T33">master</text:span> and <text:span text:style-name="T33">client</text:span> side, the contents of this file should be identical on both performers’ computers</text:p>
                        </text:list-item>
                      </text:list>
                    </text:list-item>
                  </text:list>
                </text:list-item>
                <text:list-item>
                  <text:p text:style-name="P18">Bit depth</text:p>
                  <text:list>
                    <text:list-item>
                      <text:p text:style-name="P37">The output of bytebeat algorithms can be interpreted at any bit depth between 1 and 24</text:p>
                    </text:list-item>
                  </text:list>
                </text:list-item>
                <text:list-item>
                  <text:p text:style-name="P18">Reverb dry/wet and liveness</text:p>
                </text:list-item>
                <text:list-item>
                  <text:p text:style-name="P18">Interpolation</text:p>
                  <text:list>
                    <text:list-item>
                      <text:p text:style-name="P37">The raw output of bytebeat algorithms is often harsh and has jagged waveform edges. Turn interpolation on in order to smooth these out and get a warmer sound</text:p>
                    </text:list-item>
                  </text:list>
                </text:list-item>
                <text:list-item>
                  <text:p text:style-name="P18">ASR keyboard</text:p>
                  <text:list>
                    <text:list-item>
                      <text:p text:style-name="P38">Each algorithm player produces signal constantly. The ASR keyboard feature only allows signal through when a MIDI keyboard note is active</text:p>
                    </text:list-item>
                    <text:list-item>
                      <text:p text:style-name="P38">The GUI slider just above the ASR keyboard toggle controls the attack/release time of this process</text:p>
                    </text:list-item>
                  </text:list>
                </text:list-item>
                <text:list-item>
                  <text:p text:style-name="P18">Spatial panning position</text:p>
                </text:list-item>
                <text:list-item>
                  <text:p text:style-name="P18">Spatial panning width</text:p>
                  <text:list>
                    <text:list-item>
                      <text:p text:style-name="P39">Spatial panning position and width function as expected</text:p>
                    </text:list-item>
                    <text:list-item>
                      <text:p text:style-name="P39">By default, the synth-duo branch of <text:span text:style-name="T33">OUTPUT</text:span> launches in stereo mode, indicated by the active toggle labeled “s” in the lower right of the main patch window</text:p>
                    </text:list-item>
                    <text:list-item>
                      <text:p text:style-name="P39">Deactivating this stereo toggle enables 8-channel surround mode</text:p>
                    </text:list-item>
                  </text:list>
                </text:list-item>
                <text:list-item>
                  <text:p text:style-name="P18">Time location</text:p>
                  <text:list>
                    <text:list-item>
                      <text:p text:style-name="P39">Signal produced by a given bytebeat algorithm can vary tremendously depending on the current time position</text:p>
                    </text:list-item>
                    <text:list-item>
                      <text:p text:style-name="P39">The GUI number box labeled “t” indicates the current time position in samples</text:p>
                    </text:list-item>
                    <text:list-item>
                      <text:p text:style-name="P39">The GUI number box labeled “m” controls time position in minutes</text:p>
                    </text:list-item>
                  </text:list>
                </text:list-item>
                <text:list-item>
                  <text:p text:style-name="P18">Time direction</text:p>
                  <text:list>
                    <text:list-item>
                      <text:p text:style-name="P39">Bytebeat algorithm players play forwards in time by default, but can play backwards when the GUI toggle labeled “t-rev” is activated</text:p>
                    </text:list-item>
                  </text:list>
                </text:list-item>
                <text:list-item>
                  <text:p text:style-name="P18">Loop record</text:p>
                  <text:list>
                    <text:list-item>
                      <text:p text:style-name="P39">It is possible to loop playback between a desired start and end time point</text:p>
                    </text:list-item>
                    <text:list-item>
                      <text:p text:style-name="P39">Activating the GUI toggle labeled “loopRec” sets the start time of the loop, and deactivating it sets the end time</text:p>
                      <text:list>
                        <text:list-item>
                          <text:p text:style-name="P39">looping playback begins immediately after the end time is set</text:p>
                        </text:list-item>
                      </text:list>
                    </text:list-item>
                    <text:list-item>
                      <text:p text:style-name="P39">To clear a loop, click the purple button in the same region of the control panel</text:p>
                    </text:list-item>
                  </text:list>
                </text:list-item>
              </text:list>
            </text:list-item>
          </text:list>
        </text:list-item>
      </text:list>
      <text:p text:style-name="P19"/>
      <text:list xml:id="list173905410101606" text:continue-numbering="true" text:style-name="L1">
        <text:list-item>
          <text:list>
            <text:list-item>
              <text:list>
                <text:list-item>
                  <text:p text:style-name="P61">Tempo</text:p>
                  <text:list>
                    <text:list-item>
                      <text:p text:style-name="P39">The playback speed of an algorithm player is controlled with the tempo setting</text:p>
                    </text:list-item>
                    <text:list-item>
                      <text:p text:style-name="P39">Tempo can range from 1BPM to 240BPM, however the definition of a “beat” varies from one bytebeat algorithm to the next</text:p>
                    </text:list-item>
                    <text:list-item>
                      <text:p text:style-name="P39">This parameter is better described as “speed”, and future versions will likely implement this change in label</text:p>
                    </text:list-item>
                    <text:list-item>
                      <text:p text:style-name="P39">Note that tempo (speed) changes affect both pitch and speed, so this parameter can also be thought of as “pitch”</text:p>
                      <text:list>
                        <text:list-item>
                          <text:p text:style-name="P39">The technical parameter behind this aspect of controlling bytebeat algorithm playback is simply sampling rate</text:p>
                        </text:list-item>
                        <text:list-item>
                          <text:p text:style-name="P39">Choosing one description of this parameter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item>
                  <text:p text:style-name="P18">Pitch bend</text:p>
                  <text:list>
                    <text:list-item>
                      <text:p text:style-name="P40">Slight changes to the tempo parameter can be made using the pitch bend wheel on your MIDI keyboard</text:p>
                    </text:list-item>
                  </text:list>
                </text:list-item>
                <text:list-item>
                  <text:p text:style-name="P18">Pitch bend range</text:p>
                  <text:list>
                    <text:list-item>
                      <text:p text:style-name="P40">The range of pitch/<text:span text:style-name="T36">tempo</text:span> bending can be set from 1-51BPM</text:p>
                    </text:list-item>
                  </text:list>
                </text:list-item>
                <text:list-item>
                  <text:p text:style-name="P18">Tempo sync to another algorithm player</text:p>
                  <text:list>
                    <text:list-item>
                      <text:p text:style-name="P41">Lock tempo with any of the other algorithm players using the 4-element GUI radio button</text:p>
                      <text:list>
                        <text:list-item>
                          <text:p text:style-name="P44"><text:span text:style-name="T8">T</text:span><text:span text:style-name="T4">here are 4 players (0 and 1 for </text:span><text:span text:style-name="T34">master</text:span><text:span text:style-name="T4">; 2 and 3 for </text:span><text:span text:style-name="T34">client</text:span><text:span text:style-name="T4">) and 4 corresponding radio buttons</text:span></text:p>
                        </text:list-item>
                      </text:list>
                    </text:list-item>
                  </text:list>
                </text:list-item>
                <text:list-item>
                  <text:p text:style-name="P18">Time sync to another algorithm player</text:p>
                  <text:list>
                    <text:list-item>
                      <text:p text:style-name="P41">Jump to the same time location as any other algorithm player using a similar 4-element GUI radio button</text:p>
                    </text:list-item>
                    <text:list-item>
                      <text:p text:style-name="P41">If tempo is already locked to a given player, jumping to that player’s time location will keep time flow parallel between the two players</text:p>
                    </text:list-item>
                  </text:list>
                </text:list-item>
                <text:list-item>
                  <text:p text:style-name="P18">Clone settings of another algorithm player</text:p>
                  <text:list>
                    <text:list-item>
                      <text:p text:style-name="P41">C<text:span text:style-name="T37">l</text:span>one all settings of another algorithm player using this 4-element GUI radio button <text:span text:style-name="T37">to exactly reproduce the output of another player</text:span></text:p>
                    </text:list-item>
                    <text:list-item>
                      <text:p text:style-name="P42">Note that any parameter changes (manual or automated) will <text:span text:style-name="T38">break exact reproduction</text:span></text:p>
                    </text:list-item>
                  </text:list>
                </text:list-item>
              </text:list>
            </text:list-item>
          </text:list>
        </text:list-item>
      </text:list>
      <text:p text:style-name="P43"/>
      <text:list xml:id="list173903891087112" text:continue-numbering="true" text:style-name="L1">
        <text:list-item>
          <text:p text:style-name="P29">Algorithm Parameters</text:p>
          <text:list>
            <text:list-item>
              <text:p text:style-name="P20">The right side of each algorithm player’s control panel contains GUI controls to adjust the free parameters of the active algorithm</text:p>
            </text:list-item>
            <text:list-item>
              <text:p text:style-name="P20">The number of free parameters varies from algorithm to algorithm, but the maximum is 10</text:p>
            </text:list-item>
            <text:list-item>
              <text:p text:style-name="P20">The +/- buttons above each free parameter number box increment and decrement that parameter for fine tuning</text:p>
            </text:list-item>
            <text:list-item>
              <text:p text:style-name="P20">The +/- buttons will be colored yellow for all free parameters of the active algorithm</text:p>
              <text:list>
                <text:list-item>
                  <text:p text:style-name="P20">Adjusting other free parameters will have no effect</text:p>
                </text:list-item>
              </text:list>
            </text:list-item>
          </text:list>
        </text:list-item>
      </text:list>
      <text:p text:style-name="P22"/>
      <text:list xml:id="list173905459919239" text:continue-numbering="true" text:style-name="L1">
        <text:list-item>
          <text:list>
            <text:list-item>
              <text:p text:style-name="P62">The button below each free parameter GUI control will randomize that parameter according to the current random range in the number box just below</text:p>
            </text:list-item>
            <text:list-item>
              <text:p text:style-name="P20">The “randomize” button in the lower left randomizes all free parameters at once</text:p>
            </text:list-item>
          </text:list>
        </text:list-item>
      </text:list>
      <text:p text:style-name="P21"/>
      <text:list xml:id="list173904206677808" text:continue-numbering="true" text:style-name="L1">
        <text:list-item>
          <text:p text:style-name="P29">Preset Loading and Saving</text:p>
          <text:list>
            <text:list-item>
              <text:p text:style-name="P50"><text:span text:style-name="T26">The “save” and “load” buttons at the right of each algorithm player’s control panel save and load presets containing the following algorithm player settings:</text:span></text:p>
              <text:list>
                <text:list-item>
                  <text:p text:style-name="P55"><text:span text:style-name="T11">algorithm choice</text:span></text:p>
                </text:list-item>
                <text:list-item>
                  <text:p text:style-name="P55"><text:span text:style-name="T11">free parameter values</text:span></text:p>
                </text:list-item>
                <text:list-item>
                  <text:p text:style-name="P55"><text:span text:style-name="T11">bit depth</text:span></text:p>
                </text:list-item>
                <text:list-item>
                  <text:p text:style-name="P55"><text:span text:style-name="T11">sampling rate (i.e., tempo/pitch)</text:span></text:p>
                </text:list-item>
                <text:list-item>
                  <text:p text:style-name="P55"><text:span text:style-name="T11">time location</text:span></text:p>
                </text:list-item>
                <text:list-item>
                  <text:p text:style-name="P55"><text:span text:style-name="T11">loop points</text:span></text:p>
                </text:list-item>
                <text:list-item>
                  <text:p text:style-name="P55"><text:span text:style-name="T11">time direction</text:span></text:p>
                </text:list-item>
                <text:list-item>
                  <text:p text:style-name="P55"><text:span text:style-name="T11">interpolation</text:span></text:p>
                </text:list-item>
              </text:list>
            </text:list-item>
            <text:list-item>
              <text:p text:style-name="P55"><text:span text:style-name="T11">Preset files are human-readable and -editable, and are stored in the algo-presets directory by default</text:span></text:p>
            </text:list-item>
            <text:list-item>
              <text:p text:style-name="P55"><text:span text:style-name="T11">The purple “r” button refreshes the most recently loaded preset</text:span></text:p>
            </text:list-item>
            <text:list-item>
              <text:p text:style-name="P50"><text:span text:style-name="T26">The “load” button activates a popup menu listing all preset files in the algo-presets directory</text:span></text:p>
            </text:list-item>
            <text:list-item>
              <text:p text:style-name="P55"><text:span text:style-name="T11">The “*” button to the right brings up a system dialog for navigation to any directory and preset file choice</text:span></text:p>
            </text:list-item>
          </text:list>
        </text:list-item>
      </text:list>
      <text:p text:style-name="P56"><text:span text:style-name="T11"/></text:p>
      <text:list xml:id="list173904390911479" text:continue-numbering="true" text:style-name="L1">
        <text:list-item>
          <text:p text:style-name="P29">Automation Recording</text:p>
          <text:list>
            <text:list-item>
              <text:p text:style-name="P23">Parameter automation is a powerful tool for creating dynamic audio from otherwise repetitive algorithmic output</text:p>
            </text:list-item>
            <text:list-item>
              <text:p text:style-name="P23">Automation is only possible when using a MIDI controller</text:p>
            </text:list-item>
            <text:list-item>
              <text:p text:style-name="P23">To record automation data for a given parameter:</text:p>
              <text:list>
                <text:list-item>
                  <text:p text:style-name="P23">Move the MIDI control for the parameter you wish to record</text:p>
                </text:list-item>
                <text:list-item>
                  <text:p text:style-name="P23">Press and hold the MIDI control button assigned to automation record (this is MIDI CC 124: see doc/MIDI-mapping.ods)</text:p>
                </text:list-item>
                <text:list-item>
                  <text:p text:style-name="P23">While the automation record MIDI control button is depressed, move the MIDI control for the parameter you wish to record</text:p>
                </text:list-item>
                <text:list-item>
                  <text:p text:style-name="P23">To stop recording, release the automation record MIDI control button and stop moving the MIDI control for the parameter you were recording</text:p>
                </text:list-item>
                <text:list-item>
                  <text:p text:style-name="P23">Automation data playback begins immediately, and will loop indefinitely</text:p>
                </text:list-item>
                <text:list-item>
                  <text:p text:style-name="P51"><text:span text:style-name="T27">To stop automation playback, move the MIDI control for the automated parameter</text:span></text:p>
                </text:list-item>
              </text:list>
            </text:list-item>
          </text:list>
        </text:list-item>
      </text:list>
      <text:p text:style-name="P57"><text:span text:style-name="T27"/></text:p>
      <text:p text:style-name="P30"/>
      <text:list xml:id="list173904890688042" text:continue-numbering="true" text:style-name="L1">
        <text:list-item>
          <text:p text:style-name="P60">Scene Loading and Saving</text:p>
          <text:list>
            <text:list-item>
              <text:p text:style-name="P52"><text:span text:style-name="T28">Scene saving captures all aspects of the performer’s algorithm players except gain</text:span></text:p>
              <text:list>
                <text:list-item>
                  <text:p text:style-name="P58"><text:span text:style-name="T11">When a scene is loaded, current gain levels of players A and B will not change.</text:span></text:p>
                  <text:list>
                    <text:list-item>
                      <text:p text:style-name="P45"><text:span text:style-name="T10">This allows silent loading of a scene to avoid unintentionally sudden changes</text:span></text:p>
                    </text:list-item>
                  </text:list>
                </text:list-item>
              </text:list>
            </text:list-item>
            <text:list-item>
              <text:p text:style-name="P58"><text:span text:style-name="T11">The red and green buttons in the bottom of the main patch window save and load scenes respectively</text:span></text:p>
            </text:list-item>
            <text:list-item>
              <text:p text:style-name="P52"><text:span text:style-name="T28">Upon saving, a new directory is created in the OUTPUT/scenes directory</text:span></text:p>
            </text:list-item>
            <text:list-item>
              <text:p text:style-name="P52"><text:span text:style-name="T28">Each scene directory contains algorithm player presets for players A and B, automation data for players A and B, and additional scene data.</text:span></text:p>
              <text:list>
                <text:list-item>
                  <text:p text:style-name="P52"><text:span text:style-name="T28">Apart from the algorithm player presets, these files are not designed to be edited</text:span></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f7677"/>
    </style:style>
    <style:style style:name="MT1" style:family="text">
      <style:text-properties fo:color="#cccccc" style:font-name="DejaVu Sans" fo:font-size="10pt" officeooo:rsid="002bdf73" style:font-size-asian="10pt" style:font-size-complex="10pt"/>
    </style:style>
    <style:style style:name="MT2" style:family="text">
      <style:text-properties fo:color="#cccccc" style:font-name="DejaVu Sans" fo:font-size="10pt" officeooo:rsid="001f7677"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E</text:span><text:span text:style-name="MT2">dited on September 5, 202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5T17:39:03.217546959</dc:date>
    <meta:editing-duration>PT2H34M15S</meta:editing-duration>
    <meta:editing-cycles>51</meta:editing-cycles>
    <meta:generator>LibreOffice/6.3.6.2$MacOSX_X86_64 LibreOffice_project/2196df99b074d8a661f4036fca8fa0cbfa33a497</meta:generator>
    <meta:document-statistic meta:table-count="0" meta:image-count="0" meta:object-count="0" meta:page-count="6" meta:paragraph-count="136" meta:word-count="1722" meta:character-count="10161" meta:non-whitespace-character-count="8705"/>
  </office:meta>
</office:document-meta>
</file>